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25in"/>
    </style:style>
    <style:style style:name="Table1.B" style:family="table-column">
      <style:table-column-properties style:column-width="1.8014in"/>
    </style:style>
    <style:style style:name="Table1.C" style:family="table-column">
      <style:table-column-properties style:column-width="3.8132in"/>
    </style:style>
    <style:style style:name="Table1.1" style:family="table-row">
      <style:table-row-properties fo:background-color="#cccccc">
        <style:background-image/>
      </style:table-row-properties>
    </style:style>
    <style:style style:name="Table1.A1" style:family="table-cell">
      <style:table-cell-properties style:vertical-align="middle" fo:padding="0.0729in" fo:border-left="0.75pt solid #808080" fo:border-right="0.75pt solid #808080" fo:border-top="0.75pt solid #808080" fo:border-bottom="0.05pt solid #808080"/>
    </style:style>
    <style:style style:name="Table1.B1" style:family="table-cell">
      <style:table-cell-properties style:vertical-align="middle" fo:padding="0.0729in" fo:border-left="0.05pt solid #808080" fo:border-right="0.75pt solid #808080" fo:border-top="0.75pt solid #808080" fo:border-bottom="0.05pt solid #808080"/>
    </style:style>
    <style:style style:name="Table1.A2" style:family="table-cell">
      <style:table-cell-properties style:vertical-align="middle" fo:padding="0.0729in" fo:border-left="0.75pt solid #808080" fo:border-right="0.75pt solid #808080" fo:border-top="none" fo:border-bottom="0.05pt solid #808080"/>
    </style:style>
    <style:style style:name="Table1.B2" style:family="table-cell">
      <style:table-cell-properties style:vertical-align="middle" fo:padding="0.0729in" fo:border-left="0.05pt solid #808080" fo:border-right="0.75pt solid #808080" fo:border-top="none" fo:border-bottom="0.05pt solid #808080"/>
    </style:style>
    <style:style style:name="Table1.A3" style:family="table-cell">
      <style:table-cell-properties style:vertical-align="middle" fo:padding="0.0729in" fo:border-left="0.75pt solid #808080" fo:border-right="0.75pt solid #808080" fo:border-top="none" fo:border-bottom="0.75pt solid #808080"/>
    </style:style>
    <style:style style:name="Table1.B3" style:family="table-cell">
      <style:table-cell-properties style:vertical-align="middle" fo:padding="0.0729in" fo:border-left="0.05pt solid #808080" fo:border-right="0.75pt solid #808080" fo:border-top="none" fo:border-bottom="0.75pt solid #808080"/>
    </style:style>
    <style:style style:name="P1" style:family="paragraph" style:parent-style-name="Standard">
      <style:text-properties officeooo:rsid="001e624a" officeooo:paragraph-rsid="001e624a"/>
    </style:style>
    <style:style style:name="P2" style:family="paragraph" style:parent-style-name="Standard">
      <style:text-properties officeooo:paragraph-rsid="001e624a"/>
    </style:style>
    <style:style style:name="P3" style:family="paragraph" style:parent-style-name="Standard">
      <style:text-properties officeooo:rsid="001ec6db" officeooo:paragraph-rsid="001ec6db"/>
    </style:style>
    <style:style style:name="P4" style:family="paragraph" style:parent-style-name="Standard">
      <style:text-properties officeooo:rsid="002040f6" officeooo:paragraph-rsid="002040f6"/>
    </style:style>
    <style:style style:name="P5" style:family="paragraph" style:parent-style-name="Standard">
      <style:text-properties fo:font-weight="bold" officeooo:rsid="002040f6" officeooo:paragraph-rsid="002040f6" style:font-weight-asian="bold" style:font-weight-complex="bold"/>
    </style:style>
    <style:style style:name="P6" style:family="paragraph" style:parent-style-name="Standard">
      <style:text-properties officeooo:rsid="00208e29" officeooo:paragraph-rsid="00208e29"/>
    </style:style>
    <style:style style:name="P7" style:family="paragraph" style:parent-style-name="Table_20_Contents">
      <style:paragraph-properties fo:margin-top="0in" fo:margin-bottom="0.1965in" loext:contextual-spacing="false"/>
    </style:style>
    <style:style style:name="P8" style:family="paragraph" style:parent-style-name="Table_20_Contents">
      <style:paragraph-properties fo:margin-top="0in" fo:margin-bottom="0.1965in" loext:contextual-spacing="false" fo:text-align="center" style:justify-single-word="false"/>
      <style:text-properties fo:font-weight="bold"/>
    </style:style>
    <style:style style:name="P9" style:family="paragraph" style:parent-style-name="Heading_20_3">
      <style:paragraph-properties fo:margin-top="0in" fo:margin-bottom="0.1965in" loext:contextual-spacing="false" fo:text-align="center" style:justify-single-word="false"/>
      <style:text-properties fo:font-weight="bold"/>
    </style:style>
    <style:style style:name="P10" style:family="paragraph" style:parent-style-name="Heading_20_3">
      <style:paragraph-properties fo:margin-top="0in" fo:margin-bottom="0.1965in" loext:contextual-spacing="false" fo:text-align="center" style:justify-single-word="false"/>
      <style:text-properties fo:font-weight="bold" officeooo:paragraph-rsid="00203288"/>
    </style:style>
    <style:style style:name="T1" style:family="text">
      <style:text-properties officeooo:rsid="001e624a"/>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ror : 301 Moved Permanently </text:p>
      <text:p text:style-name="P1">Esta y todas las solicitudes futuras deben dirigirse al URI dado.</text:p>
      <text:p text:style-name="P1"/>
      <text:p text:style-name="P1">Los otros codigos de error que existen son:</text:p>
      <text:p text:style-name="P1"/>
      <text:p text:style-name="P1">- 302 Found (Previously "Moved temporarily")</text:p>
      <text:p text:style-name="P1">- 303 See Other</text:p>
      <text:p text:style-name="P2"><text:span text:style-name="T1">- </text:span>304 Not Modified</text:p>
      <text:p text:style-name="P2">- 305 Use Proxy</text:p>
      <text:p text:style-name="P2">- 306 Switch Proxy</text:p>
      <text:p text:style-name="P2">- 307 Temporary Redirect</text:p>
      <text:p text:style-name="P2">- 308 Permanent Redirect</text:p>
      <text:p text:style-name="P2"/>
      <text:p text:style-name="P3">¿Cuál es la diferencia entre los verbos GET y POST? ¿Qué otros tipos de peticiones existen?</text:p>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MÉTODO</text:p>
          </table:table-cell>
          <table:table-cell table:style-name="Table1.B1" office:value-type="string">
            <text:p text:style-name="P8">CONCEPTO</text:p>
          </table:table-cell>
          <table:table-cell table:style-name="Table1.B1" office:value-type="string">
            <text:p text:style-name="P8">OBSERVACIONES</text:p>
          </table:table-cell>
        </table:table-row>
        <table:table-row>
          <table:table-cell table:style-name="Table1.A2" office:value-type="string">
            <text:p text:style-name="P8">GET</text:p>
          </table:table-cell>
          <table:table-cell table:style-name="Table1.B2" office:value-type="string">
            <text:p text:style-name="P7">GET lleva los datos de forma "visible" al cliente (navegador web). El medio de envío es la URL. Los datos los puede ver cualquiera.</text:p>
          </table:table-cell>
          <table:table-cell table:style-name="Table1.B2" office:value-type="string">
            <text:p text:style-name="P7">Los datos son visibles por la URL, por ejemplo:</text:p>
            <text:p text:style-name="P7">www.aprenderaprogramar.com/</text:p>
            <text:p text:style-name="P7">action.php?nombre=pedro&amp;apellidos1= gomez</text:p>
          </table:table-cell>
        </table:table-row>
        <table:table-row>
          <table:table-cell table:style-name="Table1.A3" office:value-type="string">
            <text:p text:style-name="P8">POST</text:p>
          </table:table-cell>
          <table:table-cell table:style-name="Table1.B3" office:value-type="string">
            <text:p text:style-name="P7">POST consiste en datos "ocultos" (porque el cliente no los ve) enviados por un formulario cuyo método de envío es post. Es adecuado para formularios. Los datos no son visibles.</text:p>
          </table:table-cell>
          <table:table-cell table:style-name="Table1.B3" office:value-type="string">
            <text:p text:style-name="P7">La ventaja de usar POST es que estos datos no son visibles al usuario de la web. En el caso de usar get, el propio usuario podría modificar la URL escribiendo diferentes parámetros a los reales en su navegador, dando lugar a que la información tratada no sea la prevista.</text:p>
          </table:table-cell>
        </table:table-row>
        <table:table-row>
          <table:table-cell table:style-name="Table1.A3" office:value-type="string">
            <text:h text:style-name="P9" text:outline-level="3">PUT</text:h>
          </table:table-cell>
          <table:table-cell table:style-name="Table1.B3" office:value-type="string">
            <text:p text:style-name="P7">Utilizado normalmente para actualizar contenidos, pero también pueden crearlos. </text:p>
          </table:table-cell>
          <table:table-cell table:style-name="Table1.B3" office:value-type="string">
            <text:p text:style-name="P7">En caso de éxito devuelve 201 (created, en caso de que la acción haya creado un elemento) o 204 (no response, si el servidor no devuelve ningún contenido).</text:p>
          </table:table-cell>
        </table:table-row>
        <table:table-row>
          <table:table-cell table:style-name="Table1.A3" office:value-type="string">
            <text:h text:style-name="P9" text:outline-level="3">DELETE</text:h>
          </table:table-cell>
          <table:table-cell table:style-name="Table1.B3" office:value-type="string">
            <text:p text:style-name="P7">Simplemente elimina un resource identificado en la URI</text:p>
          </table:table-cell>
          <table:table-cell table:style-name="Table1.B3" office:value-type="string">
            <text:p text:style-name="P7">Si se elimina correctamente devuelve 200 junto con un body response, o 204 sin body. DELETE, al igual que PUT y GET, también es idempotente.</text:p>
          </table:table-cell>
        </table:table-row>
        <text:soft-page-break/>
        <table:table-row>
          <table:table-cell table:style-name="Table1.A3" office:value-type="string">
            <text:h text:style-name="P10" text:outline-level="3">HEAD</text:h>
          </table:table-cell>
          <table:table-cell table:style-name="Table1.B3" office:value-type="string">
            <text:p text:style-name="P7">Es idéntido a GET, pero el servidor no devuelve el contenido en el HTTP response. Cuando se envía un HEAD request, significa que sólo se está interesado en el código de respuesta y los headers HTTP, no en el propio documento.</text:p>
          </table:table-cell>
          <table:table-cell table:style-name="Table1.B3" office:value-type="string">
            <text:p text:style-name="P7">Con este método el navegador puede comprobar si un documento se ha modificado, por razones de caching. Puede comprobar también directamente si el archivo existe.</text:p>
          </table:table-cell>
        </table:table-row>
      </table:table>
      <text:p text:style-name="P3"/>
      <text:p text:style-name="P3"/>
      <text:p text:style-name="P4">Que es CURL?</text:p>
      <text:p text:style-name="P4"/>
      <text:p text:style-name="P4">El comando curl linux es una herramienta útil para hacer simulaciones de las acciones de los usuarios desde navegadores.</text:p>
      <text:p text:style-name="P4">Soporta los protocolos FTP, FTPS, HTTP, HTTPS, TFTP, SCP, SFTP, Telnet, DICT, FILE y LDAP, entre otros.</text:p>
      <text:p text:style-name="P4">El principal propósito y uso para cURL es automatizar transferencias de archivos o secuencias de operaciones no supervisadas. Es por ejemplo, una herramienta válida para simular las acciones de usuarios en un navegador web.</text:p>
      <text:p text:style-name="P4"/>
      <text:p text:style-name="P4">&lt;/html&gt;% <text:s text:c="96"/></text:p>
      <text:p text:style-name="P5">* Rebuilt URL to: www.httpbin.org/</text:p>
      <text:p text:style-name="P5">* <text:s text:c="2"/>Trying 52.202.2.199...</text:p>
      <text:p text:style-name="P5">* TCP_NODELAY set</text:p>
      <text:p text:style-name="P5">* Connected to www.httpbin.org (52.202.2.199) port 80 (#0)</text:p>
      <text:p text:style-name="P5">&gt; GET / HTTP/1.1</text:p>
      <text:p text:style-name="P5">&gt; Host: www.httpbin.org</text:p>
      <text:p text:style-name="P5">&gt; User-Agent: curl/7.58.0</text:p>
      <text:p text:style-name="P5">&gt; Accept: */*</text:p>
      <text:p text:style-name="P4">&gt; </text:p>
      <text:p text:style-name="P4">&lt; HTTP/1.1 200 OK</text:p>
      <text:p text:style-name="P4">&lt; Date: Thu, 20 Feb 2020 13:44:31 GMT</text:p>
      <text:p text:style-name="P4">&lt; Content-Type: text/html; charset=utf-8</text:p>
      <text:p text:style-name="P4">&lt; Content-Length: 9593</text:p>
      <text:p text:style-name="P4">&lt; Connection: keep-alive</text:p>
      <text:p text:style-name="P4">&lt; Server: gunicorn/19.9.0</text:p>
      <text:p text:style-name="P4">&lt; Access-Control-Allow-Origin: *</text:p>
      <text:p text:style-name="P4">&lt; Access-Control-Allow-Credentials: true</text:p>
      <text:p text:style-name="P4">&lt; </text:p>
      <text:p text:style-name="P4">&lt;!DOCTYPE html&gt;</text:p>
      <text:p text:style-name="P4">&lt;html lang="en"&gt;</text:p>
      <text:p text:style-name="P4"/>
      <text:p text:style-name="P6"><text:span text:style-name="T2">NOTA :</text:span> El comando curl -v arroja más información que el comando curl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07:52:57.478000389</meta:creation-date>
    <dc:date>2020-02-20T09:44:06.141480158</dc:date>
    <meta:editing-duration>PT40M7S</meta:editing-duration>
    <meta:editing-cycles>1</meta:editing-cycles>
    <meta:document-statistic meta:table-count="1" meta:image-count="0" meta:object-count="0" meta:page-count="2" meta:paragraph-count="57" meta:word-count="487" meta:character-count="3061" meta:non-whitespace-character-count="2528"/>
    <meta:generator>LibreOffice/6.0.7.3$Linux_X86_64 LibreOffice_project/00m0$Build-3</meta:generator>
  </office:meta>
</office:document-meta>
</file>